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b8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b8ff" draw:textarea-horizontal-align="righ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draw:fill="solid" draw:fill-color="#e6e6e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cm" fo:padding-bottom="0cm" fo:padding-left="0cm" fo:padding-right="0cm" fo:wrap-option="no-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b8ff" draw:textarea-horizontal-align="center" draw:textarea-vertical-align="middle" draw:auto-grow-height="false" fo:padding-top="0cm" fo:padding-bottom="0cm" fo:padding-left="0cm" fo:padding-right="0cm" fo:wrap-option="no-wrap" draw:shadow="hidden"/>
    </style:style>
    <style:style style:name="gr15" style:family="graphic" style:parent-style-name="standard">
      <style:graphic-properties draw:stroke="dash" draw:stroke-dash="Dash_20_2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00b8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none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none" draw:fill="solid" draw:fill-color="#b3b3b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dash" draw:stroke-dash="Dash_20_3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dash" draw:stroke-dash="Dash_20_3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000000" draw:marker-start="msArrowOvalEnd_20_5" draw:marker-start-width="0.21cm" draw:marker-start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00" draw:marker-end="msArrowOvalEnd_20_5" draw:marker-end-width="0.21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3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0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95cm" draw:shadow="hidden"/>
    </style:style>
    <style:style style:name="pr4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2.32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773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fill-color="#ffffff" fo:min-height="11.595cm"/>
    </style:style>
    <style:style style:name="pr7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263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92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12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86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9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95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97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04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8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375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331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fo:min-height="13.774cm" draw:shadow="hidden" draw:shadow-color="#808080"/>
    </style:style>
    <style:style style:name="pr19" style:family="presentation" style:parent-style-name="Default-notes">
      <style:graphic-properties draw:stroke="none" draw:fill="none" draw:fill-color="#ffffff" draw:textarea-horizontal-align="left" draw:textarea-vertical-align="top" draw:auto-grow-height="true" draw:auto-grow-width="false" fo:min-height="11.594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2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notes">
      <style:graphic-properties draw:stroke="none" draw:fill="none" draw:fill-color="#ffffff" draw:auto-grow-height="true" fo:min-height="11.595cm" draw:shadow="hidden" draw:shadow-color="#808080"/>
    </style:style>
    <style:style style:name="P1" style:family="paragraph">
      <style:paragraph-properties fo:margin-left="0cm" fo:margin-right="0cm" fo:line-height="93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line-height="80%" fo:text-align="center" text:enable-numbering="false" fo:text-indent="0cm" style:punctuation-wrap="simple" style:line-break="normal" style:writing-mode="lr-tb"/>
    </style:style>
    <style:style style:name="P4" style:family="paragraph">
      <style:paragraph-properties fo:margin-left="0cm" fo:margin-right="0cm" fo:margin-top="0.246cm" fo:margin-bottom="0cm" fo:line-height="70%" fo:text-align="center" text:enable-numbering="false" fo:text-indent="0cm" style:punctuation-wrap="simple" style:line-break="normal" style:writing-mode="lr-tb"/>
    </style:style>
    <style:style style:name="P5" style:family="paragraph">
      <style:paragraph-properties fo:margin-left="0cm" fo:margin-right="0cm" fo:margin-top="0.308cm" fo:margin-bottom="0cm" fo:line-height="93%" text:enable-numbering="false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43cm" fo:margin-right="0cm" fo:margin-top="0.246cm" fo:margin-bottom="0cm" text:enable-numbering="true" fo:text-indent="-0.943cm"/>
    </style:style>
    <style:style style:name="P9" style:family="paragraph">
      <style:paragraph-properties fo:margin-left="2.054cm" fo:margin-right="0cm" fo:margin-top="0.211cm" fo:margin-bottom="0cm" text:enable-numbering="true" fo:text-indent="-0.784cm"/>
    </style:style>
    <style:style style:name="P10" style:family="paragraph">
      <style:paragraph-properties fo:margin-left="0cm" fo:margin-right="0cm" fo:line-height="100%" fo:text-align="center" text:enable-numbering="false" fo:text-indent="0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529cm" fo:margin-bottom="0cm" text:enable-numbering="false" fo:text-indent="0cm"/>
    </style:style>
    <style:style style:name="P13" style:family="paragraph">
      <style:paragraph-properties fo:margin-left="0cm" fo:margin-right="0cm" fo:margin-top="0.529cm" fo:margin-bottom="0cm" fo:text-align="end" text:enable-numbering="false" fo:text-indent="0cm"/>
    </style:style>
    <style:style style:name="P14" style:family="paragraph">
      <style:paragraph-properties fo:margin-left="0cm" fo:margin-right="0cm" fo:margin-top="0.246cm" fo:margin-bottom="0cm" fo:line-height="90%" fo:text-align="center" text:enable-numbering="false" fo:text-indent="0cm" style:punctuation-wrap="simple" style:line-break="normal"/>
    </style:style>
    <style:style style:name="P15" style:family="paragraph">
      <style:paragraph-properties fo:margin-left="0cm" fo:margin-right="0cm" fo:margin-top="0.396cm" fo:margin-bottom="0cm" text:enable-numbering="false" fo:text-indent="0cm"/>
    </style:style>
    <style:style style:name="P16" style:family="paragraph">
      <style:paragraph-properties fo:margin-left="0cm" fo:margin-right="0cm" fo:line-height="93%" text:enable-numbering="false" fo:text-indent="0cm"/>
    </style:style>
    <style:style style:name="P17" style:family="paragraph">
      <style:paragraph-properties fo:margin-left="0.943cm" fo:margin-right="0cm" fo:margin-top="0.246cm" fo:margin-bottom="0cm" fo:line-height="93%" text:enable-numbering="true" fo:text-indent="-0.943cm"/>
    </style:style>
    <style:style style:name="P18" style:family="paragraph">
      <style:paragraph-properties fo:margin-left="3.175cm" fo:margin-right="0cm" fo:margin-top="0.282cm" fo:margin-bottom="0cm" text:enable-numbering="true" fo:text-indent="-0.635cm"/>
    </style:style>
    <style:style style:name="P19" style:family="paragraph">
      <style:paragraph-properties fo:margin-left="0cm" fo:margin-right="0cm" fo:text-align="center" text:enable-numbering="false" fo:text-indent="0cm"/>
    </style:style>
    <style:style style:name="P20" style:family="paragraph">
      <style:paragraph-properties fo:margin-left="0cm" fo:margin-right="0cm" fo:line-height="93%" fo:text-align="end" text:enable-numbering="false" fo:text-indent="0cm"/>
    </style:style>
    <style:style style:name="P21" style:family="paragraph">
      <style:paragraph-properties fo:margin-left="0cm" fo:margin-right="0cm" fo:text-align="end" text:enable-numbering="false" fo:text-indent="0cm"/>
    </style:style>
    <style:style style:name="P22" style:family="paragraph">
      <style:paragraph-properties fo:margin-left="0.943cm" fo:margin-right="0cm" fo:margin-top="0.246cm" fo:margin-bottom="0cm" fo:line-height="93%" text:enable-numbering="false" fo:text-indent="-0.943cm"/>
    </style:style>
    <style:style style:name="P23" style:family="paragraph">
      <style:paragraph-properties fo:margin-left="2.054cm" fo:margin-right="0cm" fo:margin-top="0.211cm" fo:margin-bottom="0cm" fo:line-height="90%" text:enable-numbering="true" fo:text-indent="-0.784cm"/>
    </style:style>
    <style:style style:name="P24" style:family="paragraph">
      <style:paragraph-properties fo:margin-left="3.175cm" fo:margin-right="0cm" fo:margin-top="0.282cm" fo:margin-bottom="0cm" fo:line-height="90%" text:enable-numbering="false" fo:text-indent="-0.635cm"/>
    </style:style>
    <style:style style:name="P25" style:family="paragraph">
      <style:paragraph-properties fo:margin-left="0.943cm" fo:margin-right="0cm" fo:margin-top="0.246cm" fo:margin-bottom="0cm" fo:line-height="90%" text:enable-numbering="false" fo:text-indent="-0.943cm"/>
    </style:style>
    <style:style style:name="P26" style:family="paragraph">
      <style:paragraph-properties fo:margin-left="2.054cm" fo:margin-right="0cm" fo:margin-top="0.211cm" fo:margin-bottom="0cm" fo:line-height="80%" text:enable-numbering="true" fo:text-indent="-0.784cm"/>
    </style:style>
    <style:style style:name="P27" style:family="paragraph">
      <style:paragraph-properties fo:margin-left="0.943cm" fo:margin-right="0cm" fo:margin-top="0.246cm" fo:margin-bottom="0cm" fo:line-height="80%" text:enable-numbering="true" fo:text-indent="-0.943cm"/>
    </style:style>
    <style:style style:name="P28" style:family="paragraph">
      <style:paragraph-properties fo:margin-left="0.943cm" fo:margin-right="0cm" fo:margin-top="0.246cm" fo:margin-bottom="0cm" fo:line-height="80%" fo:text-align="center" text:enable-numbering="false" fo:text-indent="-0.943cm"/>
    </style:style>
    <style:style style:name="P29" style:family="paragraph">
      <style:paragraph-properties fo:margin-left="0.943cm" fo:margin-right="0cm" fo:margin-top="0.246cm" fo:margin-bottom="0cm" fo:line-height="90%" text:enable-numbering="true" fo:text-indent="-0.943cm"/>
    </style:style>
    <style:style style:name="P30" style:family="paragraph">
      <style:paragraph-properties fo:margin-left="0.943cm" fo:margin-right="0cm" fo:text-indent="-0.943cm"/>
    </style:style>
    <style:style style:name="P31" style:family="paragraph">
      <style:paragraph-properties fo:margin-left="0cm" fo:margin-right="0cm" fo:margin-top="0.158cm" fo:margin-bottom="0cm" text:enable-numbering="false" fo:text-indent="0cm"/>
    </style:style>
    <style:style style:name="P32" style:family="paragraph">
      <style:paragraph-properties fo:margin-left="0.943cm" fo:margin-right="0cm" fo:margin-top="0.246cm" fo:margin-bottom="0cm" fo:text-align="center" text:enable-numbering="false" fo:text-indent="-0.943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T4" style:family="text">
      <style:text-properties fo:font-size="14pt" fo:font-style="italic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color="#000000" fo:language="en" fo:country="US" fo:font-weight="bold"/>
    </style:style>
    <style:style style:name="T9" style:family="text">
      <style:text-properties fo:color="#000000" fo:language="en" fo:country="US"/>
    </style:style>
    <style:style style:name="T10" style:family="text">
      <style:text-properties fo:font-size="22pt" fo:language="en" fo:country="GB" fo:font-weight="bold" style:font-size-asian="22pt" style:font-size-complex="22pt"/>
    </style:style>
    <style:style style:name="T11" style:family="text">
      <style:text-properties fo:font-size="22pt" fo:language="en" fo:country="US" style:text-underline-style="solid" style:text-underline-width="auto" style:text-underline-color="font-color" fo:font-weight="bold" style:font-size-asian="22pt" style:font-size-complex="22pt"/>
    </style:style>
    <style:style style:name="T12" style:family="text">
      <style:text-properties fo:font-size="20pt" fo:language="en" fo:country="US" style:text-underline-style="solid" style:text-underline-width="auto" style:text-underline-color="font-color" fo:font-weight="bold" style:font-size-asian="20pt" style:font-size-complex="20pt"/>
    </style:style>
    <style:style style:name="T13" style:family="text">
      <style:text-properties fo:color="#000080" fo:font-size="32pt" fo:language="en" fo:country="GB" fo:font-style="italic" fo:text-shadow="1pt 1pt" fo:font-weight="bold" style:font-size-asian="32pt" style:font-size-complex="32pt"/>
    </style:style>
    <style:style style:name="T14" style:family="text">
      <style:text-properties fo:color="#000000" fo:font-size="18pt" fo:language="en" fo:country="US" style:font-size-asian="18pt" style:font-size-complex="18pt"/>
    </style:style>
    <style:style style:name="T15" style:family="text">
      <style:text-properties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position="33% 58%"/>
    </style:style>
    <style:style style:name="T18" style:family="text">
      <style:text-properties style:text-position="30% 58%"/>
    </style:style>
    <style:style style:name="T19" style:family="text">
      <style:text-properties style:text-underline-style="solid" style:text-underline-width="auto" style:text-underline-color="font-color" fo:font-weight="bold"/>
    </style:style>
    <style:style style:name="T20" style:family="text">
      <style:text-properties fo:language="en" fo:country="GB"/>
    </style:style>
    <style:style style:name="T21" style:family="text">
      <style:text-properties fo:language="en" fo:country="GB" fo:font-style="italic"/>
    </style:style>
    <style:style style:name="T22" style:family="text">
      <style:text-properties style:text-position="-25% 58%" fo:language="en" fo:country="GB"/>
    </style:style>
    <style:style style:name="T23" style:family="text">
      <style:text-properties fo:color="#000000" fo:language="en" fo:country="US" fo:font-style="italic"/>
    </style:style>
    <style:style style:name="T24" style:family="text">
      <style:text-properties fo:color="#000000" style:text-position="-25% 58%" fo:language="en" fo:country="US"/>
    </style:style>
    <style:style style:name="T25" style:family="text">
      <style:text-properties fo:font-size="22pt" fo:language="en" fo:country="GB" style:font-size-asian="22pt" style:font-size-complex="22pt"/>
    </style:style>
    <style:style style:name="T26" style:family="text">
      <style:text-properties fo:font-size="22pt" fo:language="en" fo:country="GB" fo:font-style="italic" style:font-size-asian="22pt" style:font-size-complex="22pt"/>
    </style:style>
    <style:style style:name="T27" style:family="text">
      <style:text-properties style:text-position="-25% 58%" fo:font-size="22pt" fo:language="en" fo:country="GB" style:font-size-asian="22pt" style:font-size-complex="22pt"/>
    </style:style>
    <style:style style:name="T28" style:family="text">
      <style:text-properties fo:font-size="21pt" fo:language="en" fo:country="GB" style:font-size-asian="21pt" style:font-size-complex="21pt"/>
    </style:style>
    <style:style style:name="T29" style:family="text">
      <style:text-properties fo:font-size="24pt" fo:language="en" fo:country="GB" style:font-size-asian="24pt" style:font-size-complex="24pt"/>
    </style:style>
    <style:style style:name="T30" style:family="text">
      <style:text-properties fo:color="#000080" fo:font-size="24pt" fo:language="en" fo:country="GB" fo:font-style="italic" fo:text-shadow="1pt 1pt" style:text-underline-style="solid" style:text-underline-width="auto" style:text-underline-color="font-color" style:font-size-asian="24pt" style:font-size-complex="24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2pt" fo:font-style="italic" style:font-size-asian="22pt" style:font-size-complex="22pt"/>
    </style:style>
    <style:style style:name="T33" style:family="text">
      <style:text-properties style:text-position="-25% 58%" fo:font-size="22pt" style:font-size-asian="22pt" style:font-size-complex="22pt"/>
    </style:style>
    <style:style style:name="T34" style:family="text">
      <style:text-properties fo:color="#000000" fo:language="en" fo:country="US" fo:font-style="italic" style:text-underline-style="solid" style:text-underline-width="auto" style:text-underline-color="font-color" fo:font-weight="bold"/>
    </style:style>
    <style:style style:name="T35" style:family="text">
      <style:text-properties fo:font-size="17pt" fo:language="en" fo:country="GB" style:font-size-asian="17pt" style:font-size-complex="17pt"/>
    </style:style>
    <style:style style:name="T36" style:family="text">
      <style:text-properties style:text-position="30% 58%" fo:language="en" fo:country="US"/>
    </style:style>
    <style:style style:name="T37" style:family="text">
      <style:text-properties fo:font-size="22pt" fo:language="en" fo:country="US" style:font-size-asian="22pt" style:font-size-complex="22pt"/>
    </style:style>
    <style:style style:name="T38" style:family="text">
      <style:text-properties fo:font-size="22pt" fo:language="en" fo:country="US" fo:font-style="italic" style:font-size-asian="22pt" style:font-size-complex="22pt"/>
    </style:style>
    <style:style style:name="T39" style:family="text">
      <style:text-properties fo:color="#000080" fo:language="en" fo:country="GB" fo:font-style="italic" fo:text-shadow="1pt 1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784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65%"/>
      </text:list-level-style-bullet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Countering Trusting Trust through Diverse Double-Compiling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516cm" svg:height="3.097cm" svg:x="1.455cm" svg:y="4.89cm" presentation:class="title" presentation:user-transformed="true">
          <draw:text-box>
            <text:p text:style-name="P1"><text:span text:style-name="T1">Countering Trusting Trust</text:span><text:span text:style-name="T1"><text:line-break/></text:span><text:span text:style-name="T1">through Diverse Double-Compiling</text:span></text:p>
          </draw:text-box>
        </draw:frame>
        <draw:frame presentation:style-name="pr2" draw:text-style-name="P2" draw:layer="layout" svg:width="19.262cm" svg:height="4.317cm" svg:x="3.175cm" svg:y="8.67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David A. Whee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December 2, 2005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7.52cm" svg:height="1.361cm" svg:x="4.11cm" svg:y="16.118cm">
          <text:p text:style-name="P5"><text:span text:style-name="T4">This presentation contains the views of the author and does not necessarily indicate endorsement by IDA, the U.S. government, or the U.S. DoD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889cm" svg:height="9.666cm" svg:x="3.268cm" svg:y="1.93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369cm" svg:height="2.321cm" svg:x="2.116cm" svg:y="1.455cm" presentation:class="title" presentation:user-transformed="true">
          <draw:text-box>
            <text:p text:style-name="P7"><text:span text:style-name="T5">Outline</text:span></text:p>
          </draw:text-box>
        </draw:frame>
        <draw:frame presentation:style-name="pr5" draw:text-style-name="P2" draw:layer="layout" svg:width="21.581cm" svg:height="13.773cm" svg:x="1.904cm" svg:y="5.08cm" presentation:class="outline" presentation:user-transformed="true">
          <draw:text-box>
            <text:list text:style-name="L3">
              <text:list-item>
                <text:p text:style-name="P8"><text:span text:style-name="T6">Trusting trust attack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hat it 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Attacker motiv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Triggers &amp; payload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Inadequate solutions &amp; related work</text:span></text:p>
              </text:list-item>
            </text:list>
            <text:list text:style-name="L3">
              <text:list-item>
                <text:p text:style-name="P8"><text:span text:style-name="T6">Solution: Diverse double-compiling (DDC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hat it 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hy it works (assumptions, justifica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How to increase divers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ractical challeng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Demo: tcc</text:span></text:p>
              </text:list-item>
            </text:list>
            <text:list text:style-name="L3">
              <text:list-item>
                <text:p text:style-name="P8"><text:span text:style-name="T6">Limitations &amp; broader implications</text:span></text:p>
              </text:list-item>
            </text:list>
          </draw:text-box>
        </draw:frame>
        <presentation:notes draw:style-name="dp2">
          <draw:page-thumbnail draw:style-name="gr3" draw:layer="layout" svg:width="12.88cm" svg:height="9.658cm" svg:x="3.268cm" svg:y="1.935cm" draw:page-number="2" presentation:class="page"/>
          <draw:frame presentation:style-name="pr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Trusting trust attack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369cm" svg:height="2.321cm" svg:x="2.116cm" svg:y="1.455cm" presentation:class="title" presentation:user-transformed="true">
          <draw:text-box>
            <text:p text:style-name="P7"><text:span text:style-name="T5">Trusting trust attack</text:span></text:p>
          </draw:text-box>
        </draw:frame>
        <draw:custom-shape draw:style-name="gr4" draw:text-style-name="P2" draw:id="id2" draw:layer="layout" svg:width="4.445cm" svg:height="8.255cm" svg:x="10.372cm" svg:y="5.715cm">
          <text:p text:style-name="P10"><text:span text:style-name="T8">Compiler</text:span></text:p>
          <text:p text:style-name="P10"><text:span text:style-name="T8">executable</text:span></text:p>
          <text:p text:style-name="P10"><text:span text:style-name="T8">(maliciou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562cm" svg:height="2.134cm" svg:x="16.298cm" svg:y="5.715cm">
          <text:p text:style-name="P10"><text:span text:style-name="T8">Critical program</text:span></text:p>
          <text:p text:style-name="P10"><text:span text:style-name="T8">(maliciou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831cm" svg:height="2.964cm" svg:x="0.847cm" svg:y="5.503cm">
          <text:p text:style-name="P10"><text:span text:style-name="T9">Critical program</text:span></text:p>
          <text:p text:style-name="P10"><text:span text:style-name="T9">source code “login”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1" draw:layer="layout" svg:x1="8.678cm" svg:y1="6.985cm" svg:x2="10.372cm" svg:y2="6.985cm">
          <text:p text:style-name="P6"/>
        </draw:line>
        <draw:line draw:style-name="gr6" draw:text-style-name="P11" draw:layer="layout" svg:x1="14.817cm" svg:y1="6.985cm" svg:x2="16.298cm" svg:y2="6.989cm">
          <text:p text:style-name="P6"/>
        </draw:line>
        <draw:custom-shape draw:style-name="gr5" draw:text-style-name="P2" draw:layer="layout" svg:width="7.831cm" svg:height="2.487cm" svg:x="0.847cm" svg:y="8.678cm">
          <text:p text:style-name="P10"><text:span text:style-name="T9">Analysis program</text:span></text:p>
          <text:p text:style-name="P10"><text:span text:style-name="T9">source cod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2" draw:layer="layout" svg:width="7.832cm" svg:height="2.487cm" svg:x="1.058cm" svg:y="11.43cm">
          <text:p text:style-name="P10"><text:span text:style-name="T9">Compiler</text:span></text:p>
          <text:p text:style-name="P10"><text:span text:style-name="T9">source cod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6.562cm" svg:height="2.134cm" svg:x="16.298cm" svg:y="8.89cm">
          <text:p text:style-name="P10"><text:span text:style-name="T8">Analysis program</text:span></text:p>
          <text:p text:style-name="P10"><text:span text:style-name="T8">(maliciou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6.562cm" svg:height="3.061cm" svg:x="16.298cm" svg:y="11.218cm">
          <text:p text:style-name="P10"><text:span text:style-name="T8">Compiler</text:span></text:p>
          <text:p text:style-name="P10"><text:span text:style-name="T8">executable</text:span></text:p>
          <text:p text:style-name="P10"><text:span text:style-name="T8">(malicious)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8.678cm" svg:y1="9.948cm" svg:x2="10.372cm" svg:y2="9.948cm">
          <text:p text:style-name="P6"/>
        </draw:line>
        <draw:line draw:style-name="gr6" draw:text-style-name="P11" draw:layer="layout" svg:x1="14.817cm" svg:y1="9.948cm" svg:x2="16.298cm" svg:y2="9.948cm">
          <text:p text:style-name="P6"/>
        </draw:line>
        <draw:line draw:style-name="gr6" draw:text-style-name="P11" draw:layer="layout" svg:x1="8.89cm" svg:y1="12.7cm" svg:x2="10.372cm" svg:y2="12.7cm">
          <text:p text:style-name="P6"/>
        </draw:line>
        <draw:line draw:style-name="gr6" draw:text-style-name="P11" draw:layer="layout" svg:x1="14.817cm" svg:y1="12.7cm" svg:x2="16.298cm" svg:y2="12.7cm">
          <text:p text:style-name="P6"/>
        </draw:line>
        <draw:custom-shape draw:style-name="gr7" draw:text-style-name="P2" draw:layer="layout" svg:width="9.736cm" svg:height="1.246cm" svg:x="0.847cm" svg:y="4.233cm">
          <text:p text:style-name="P12"><text:span text:style-name="T8">Trustworthy source…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8.89cm" svg:height="1.246cm" svg:x="14.182cm" svg:y="4.233cm">
          <text:p text:style-name="P13"><text:span text:style-name="T8">… </text:span><text:span text:style-name="T8">malicious binaries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2.225cm" svg:height="4.352cm" svg:x="1.058cm" svg:y="14.393cm">
          <text:p text:style-name="P7"><text:span text:style-name="T10">1974: Karger &amp; Schell</text:span></text:p>
          <text:p text:style-name="P7"><text:span text:style-name="T10">1984: Ken Thompson. Demo’d (inc. disassembler), </text:span><text:span text:style-name="T11">undetected</text:span></text:p>
          <text:p text:style-name="P7"><text:span text:style-name="T12"/></text:p>
          <text:p text:style-name="P14"><text:span text:style-name="T13">Fundamental security problem</text:span></text:p>
          <draw:enhanced-geometry svg:viewBox="0 0 21600 21600" draw:type="mso-spt202" draw:enhanced-path="M 0 0 L 21600 0 21600 21600 0 21600 0 0 Z N"/>
        </draw:custom-shape>
        <draw:connector draw:style-name="gr10" draw:text-style-name="P11" draw:layer="layout" draw:type="curve" svg:x1="19.579cm" svg:y1="14.279cm" svg:x2="12.594cm" svg:y2="13.97cm" draw:start-shape="id1" draw:start-glue-point="2" draw:end-shape="id2" draw:end-glue-point="2">
          <text:p text:style-name="P6"/>
        </draw:connector>
        <draw:custom-shape draw:style-name="gr7" draw:text-style-name="P2" draw:layer="layout" svg:width="5.08cm" svg:height="1cm" svg:x="18.838cm" svg:y="14.393cm">
          <text:p text:style-name="P15"><text:span text:style-name="T14">Perpetuat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88cm" svg:height="9.658cm" svg:x="3.268cm" svg:y="1.935cm" draw:page-number="3" presentation:class="page"/>
          <draw:frame presentation:style-name="pr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Attacker motivations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Attacker motivations</text:p>
          </draw:text-box>
        </draw:frame>
        <draw:frame presentation:style-name="pr8" draw:text-style-name="P2" draw:layer="layout" svg:width="21.586cm" svg:height="12.924cm" svg:x="1.905cm" svg:y="5.08cm" presentation:class="outline" presentation:user-transformed="true">
          <draw:text-box>
            <text:list text:style-name="L3">
              <text:list-item>
                <text:p text:style-name="P17">Huge benefits – Controlling a compiler controls everything it compiles</text:p>
              </text:list-item>
            </text:list>
            <text:list text:style-name="L3">
              <text:list-item>
                <text:list>
                  <text:list-item>
                    <text:p text:style-name="P9">Controlling 2-3 compilers would control almost every computer worldwide</text:p>
                  </text:list-item>
                </text:list>
              </text:list-item>
            </text:list>
            <text:list text:style-name="L3">
              <text:list-item>
                <text:p text:style-name="P8">Risks low – no viable detection technique</text:p>
              </text:list-item>
            </text:list>
            <text:list text:style-name="L3">
              <text:list-item>
                <text:p text:style-name="P8">Costs low...medium</text:p>
              </text:list-item>
            </text:list>
            <text:list text:style-name="L3">
              <text:list-item>
                <text:list>
                  <text:list-item>
                    <text:p text:style-name="P9">Requires one-time write of trusted bin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Not necessarily easy, but <text:span text:style-name="T15">someone</text:span> can, one-time, &amp; not designed to withstand determined attac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ven if costs were high, the power to control every computer would be worth it to som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4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Triggers &amp; payloads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Triggers &amp; payloads</text:p>
          </draw:text-box>
        </draw:frame>
        <draw:frame presentation:style-name="pr9" draw:text-style-name="P2" draw:layer="layout" svg:width="21.586cm" svg:height="12.132cm" svg:x="1.905cm" svg:y="5.079cm" presentation:class="outline" presentation:user-transformed="true">
          <draw:text-box>
            <text:list text:style-name="L3">
              <text:list-item>
                <text:p text:style-name="P17">Attack depends on triggers &amp; payloads</text:p>
              </text:list-item>
            </text:list>
            <text:list text:style-name="L3">
              <text:list-item>
                <text:list>
                  <text:list-item>
                    <text:p text:style-name="P9">Trigger: code detects condition for performing malicious event (in compila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ayload: code performs malicious event (i.e., inserts malicious code)</text:p>
                  </text:list-item>
                </text:list>
              </text:list-item>
            </text:list>
            <text:list text:style-name="L3">
              <text:list-item>
                <text:p text:style-name="P8">Triggers or payloads can fail</text:p>
              </text:list-item>
            </text:list>
            <text:list text:style-name="L3">
              <text:list-item>
                <text:list>
                  <text:list-item>
                    <text:p text:style-name="P9">Change in source can disable trigger/payload</text:p>
                  </text:list-item>
                </text:list>
              </text:list-item>
            </text:list>
            <text:list text:style-name="L3">
              <text:list-item>
                <text:p text:style-name="P8">Attackers can easily counter</text:p>
              </text:list-item>
            </text:list>
            <text:list text:style-name="L3">
              <text:list-item>
                <text:list>
                  <text:list-item>
                    <text:p text:style-name="P9">Insert multiple attacks, each narrowly scop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Refresh periodically via existing compromis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5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Inadequate solutions &amp; Related work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86cm" svg:height="1.263cm" svg:x="1.905cm" svg:y="1.984cm" presentation:class="title" presentation:user-transformed="true">
          <draw:text-box>
            <text:p text:style-name="P16">Inadequate solutions &amp; Related work</text:p>
          </draw:text-box>
        </draw:frame>
        <draw:frame presentation:style-name="pr10" draw:text-style-name="P2" draw:layer="layout" svg:width="21.586cm" svg:height="12.886cm" svg:x="1.905cm" svg:y="5.079cm" presentation:class="outline" presentation:user-transformed="true">
          <draw:text-box>
            <text:list text:style-name="L3">
              <text:list-item>
                <text:p text:style-name="P17">Manual binary review: Size, subverted tools</text:p>
              </text:list-item>
            </text:list>
            <text:list text:style-name="L3">
              <text:list-item>
                <text:p text:style-name="P8">Automated review / proof of binaries: Hard</text:p>
              </text:list-item>
            </text:list>
            <text:list text:style-name="L3">
              <text:list-item>
                <text:p text:style-name="P8">Recompile compiler yourself: Fails if orig. compiler malicious, <text:span text:style-name="T16">massive</text:span> diligence</text:p>
              </text:list-item>
            </text:list>
            <text:list text:style-name="L3">
              <text:list-item>
                <text:p text:style-name="P8">Interpreters just move attack location</text:p>
              </text:list-item>
            </text:list>
            <text:list text:style-name="L3">
              <text:list-item>
                <text:p text:style-name="P8">Draper/McDermott: Compile paraphrased source or with 2<text:span text:style-name="T17">nd</text:span> compiler, then recompile</text:p>
              </text:list-item>
            </text:list>
            <text:list text:style-name="L3">
              <text:list-item>
                <text:list>
                  <text:list-item>
                    <text:p text:style-name="P9">Any who care must recompile their compil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an't accumulate trust – can still get subver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Helps; another way to use 2<text:span text:style-name="T18">nd</text:span> compiler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6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Solution: Diverse double-compiling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86cm" svg:height="1.263cm" svg:x="1.905cm" svg:y="1.984cm" presentation:class="title" presentation:user-transformed="true">
          <draw:text-box>
            <text:p text:style-name="P16">Solution: Diverse double-compiling</text:p>
          </draw:text-box>
        </draw:frame>
        <draw:frame presentation:style-name="pr11" draw:text-style-name="P2" draw:layer="layout" svg:width="21.586cm" svg:height="12.891cm" svg:x="1.905cm" svg:y="5.08cm" presentation:class="outline" presentation:user-transformed="true">
          <draw:text-box>
            <text:list text:style-name="L3">
              <text:list-item>
                <text:p text:style-name="P17">Developed by Henry Spencer in 1998</text:p>
              </text:list-item>
            </text:list>
            <text:list text:style-name="L3">
              <text:list-item>
                <text:list>
                  <text:list-item>
                    <text:p text:style-name="P9">Check if compiler can self-regener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mpile source code twice: once with a second “trusted” compiler, then again using resul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f result <text:span text:style-name="T16">bit-for-bit identical</text:span> to original, then source and binary correspond</text:p>
                  </text:list-item>
                </text:list>
              </text:list-item>
            </text:list>
            <text:list text:style-name="L3">
              <text:list-item>
                <text:p text:style-name="P8">Never described/examined/justified in detail</text:p>
              </text:list-item>
            </text:list>
            <text:list text:style-name="L3">
              <text:list-item>
                <text:p text:style-name="P8">Never tried</text:p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7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Diverse double-compiling in pictures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86cm" svg:height="1.263cm" svg:x="1.905cm" svg:y="1.984cm" presentation:class="title" presentation:user-transformed="true">
          <draw:text-box>
            <text:p text:style-name="P16">Diverse double-compiling in pictures</text:p>
          </draw:text-box>
        </draw:frame>
        <draw:custom-shape draw:style-name="gr11" draw:text-style-name="P2" draw:layer="layout" svg:width="11.183cm" svg:height="5.142cm" svg:x="3.528cm" svg:y="11.659cm">
          <text:p text:style-name="P6"/>
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20.43cm" svg:y1="9.745cm" svg:x2="20.435cm" svg:y2="11.157cm">
          <text:p text:style-name="P6"/>
        </draw:line>
        <draw:custom-shape draw:style-name="gr13" draw:text-style-name="P2" draw:layer="layout" svg:width="3.602cm" svg:height="1.349cm" svg:x="18.627cm" svg:y="7.197cm">
          <text:p text:style-name="P1"><text:span text:style-name="T19">Key</text:span>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20.43cm" svg:y1="12.832cm" svg:x2="20.435cm" svg:y2="14.248cm">
          <text:p text:style-name="P6"/>
        </draw:line>
        <draw:custom-shape draw:style-name="gr14" draw:text-style-name="P2" draw:layer="layout" svg:width="1.384cm" svg:height="1.561cm" svg:x="19.725cm" svg:y="11.157cm">
          <text:p text:style-name="P1">n</text:p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405cm" svg:height="1.354cm" svg:x="18.777cm" svg:y="8.546cm">
          <text:p text:style-name="P1">Compiler X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677cm" svg:height="1.874cm" svg:x="16.197cm" svg:y="11.073cm">
          <text:p text:style-name="P1"><text:s/>Source</text:p>
          <text:p text:style-name="P19">Code SC</text:p>
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1.183cm" svg:height="2.399cm" svg:x="3.731cm" svg:y="5.759cm">
          <text:p text:style-name="P6"/>
          <draw:enhanced-geometry svg:viewBox="0 0 21600 21600" draw:path-stretchpoint-x="10800" draw:path-stretchpoint-y="10800" draw:text-areas="?f3 ?f4 ?f5 ?f6" draw:type="round-rectangle" draw:modifiers="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061cm" svg:height="1.433cm" svg:x="4.233cm" svg:y="8.639cm">
          <text:p text:style-name="P1"><text:span text:style-name="T20">c(</text:span><text:span text:style-name="T21">s</text:span><text:span text:style-name="T22">A</text:span><text:span text:style-name="T20">,A)</text:span></text:p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65cm" svg:height="1.562cm" svg:x="4.476cm" svg:y="12.016cm">
          <text:p text:style-name="P1">1</text:p>
          <draw:enhanced-geometry svg:viewBox="0 0 21600 21600" draw:path-stretchpoint-x="10800" draw:path-stretchpoint-y="10800" draw:text-areas="?f3 ?f4 ?f5 ?f6" draw:type="round-rectangle" draw:modifiers="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915cm" svg:height="1.433cm" svg:x="5.552cm" svg:y="13.604cm">
          <text:p text:style-name="P1"><text:span text:style-name="T20">c(s</text:span><text:span text:style-name="T22">A</text:span><text:span text:style-name="T20">,T)</text:span></text:p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65cm" svg:height="1.561cm" svg:x="4.467cm" svg:y="15.028cm">
          <text:p text:style-name="P1">2</text:p>
          <draw:enhanced-geometry svg:viewBox="0 0 21600 21600" draw:path-stretchpoint-x="10800" draw:path-stretchpoint-y="10800" draw:text-areas="?f3 ?f4 ?f5 ?f6" draw:type="round-rectangle" draw:modifiers="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5.384cm" svg:y1="13.573cm" svg:x2="5.389cm" svg:y2="14.989cm">
          <text:p text:style-name="P6"/>
        </draw:line>
        <draw:line draw:style-name="gr12" draw:text-style-name="P11" draw:layer="layout" svg:x1="5.411cm" svg:y1="10.557cm" svg:x2="5.415cm" svg:y2="11.972cm">
          <text:p text:style-name="P6"/>
        </draw:line>
        <draw:custom-shape draw:style-name="gr13" draw:text-style-name="P2" draw:layer="layout" svg:width="3.598cm" svg:height="3.171cm" svg:x="10.795cm" svg:y="11.853cm">
          <text:p text:style-name="P20"><text:span text:style-name="T15">Diverse</text:span></text:p>
          <text:p text:style-name="P21"><text:span text:style-name="T15">double-</text:span></text:p>
          <text:p text:style-name="P21"><text:span text:style-name="T15">compile</text:span></text:p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2.844cm" svg:y1="11.593cm" svg:x2="4.476cm" svg:y2="12.638cm">
          <text:p text:style-name="P6"/>
        </draw:line>
        <draw:line draw:style-name="gr12" draw:text-style-name="P11" draw:layer="layout" svg:x1="2.844cm" svg:y1="11.593cm" svg:x2="4.467cm" svg:y2="15.791cm">
          <text:p text:style-name="P6"/>
        </draw:line>
        <draw:custom-shape draw:style-name="gr13" draw:text-style-name="P2" draw:layer="layout" svg:width="2.848cm" svg:height="5.723cm" svg:x="0.847cm" svg:y="10.372cm">
          <text:p text:style-name="P1"><text:span text:style-name="T21">s</text:span><text:span text:style-name="T22">A</text:span></text:p>
          <text:p text:style-name="P19"><text:span text:style-name="T20">(Source</text:span></text:p>
          <text:p text:style-name="P19"><text:span text:style-name="T20">code</text:span></text:p>
          <text:p text:style-name="P19"><text:span text:style-name="T20">for A)</text:span></text:p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8.89cm" svg:height="1.27cm" svg:x="5.292cm" svg:y="4.445cm">
          <text:p text:style-name="P1">A (Compiler under test)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65cm" svg:height="1.561cm" svg:x="4.476cm" svg:y="6.2cm">
          <text:p text:style-name="P1">0</text:p>
          <draw:enhanced-geometry svg:viewBox="0 0 21600 21600" draw:path-stretchpoint-x="10800" draw:path-stretchpoint-y="10800" draw:text-areas="?f3 ?f4 ?f5 ?f6" draw:type="round-rectangle" draw:modifiers="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5.442cm" svg:y1="7.801cm" svg:x2="5.446cm" svg:y2="9.212cm">
          <text:p text:style-name="P6"/>
        </draw:line>
        <draw:custom-shape draw:style-name="gr15" draw:text-style-name="P2" draw:layer="layout" svg:width="0.935cm" svg:height="3.775cm" svg:x="6.773cm" svg:y="5.503cm">
          <text:p text:style-name="P6"/>
          <draw:enhanced-geometry svg:viewBox="0 0 985 4276" draw:type="non-primitive" draw:enhanced-path="M 127 4275  L 189 4233  L 249 4185  L 308 4132  L 366 4075  L 421 4012  L 475 3945  L 527 3873  L 576 3797  L 623 3716  L 667 3632  L 710 3544  L 749 3452  L 785 3357  L 819 3259  L 850 3159  L 878 3055  L 902 2950  L 924 2842  L 942 2733  L 957 2623  L 969 2511  L 977 2398  L 982 2285  L 984 2171  L 982 2058  L 977 1945  L 969 1832  L 957 1720  L 942 1610  L 924 1501  L 902 1393  L 877 1288  L 850 1184  L 819 1084  L 785 986  L 749 891  L 709 799  L 667 711  L 622 627  L 575 547  L 526 471  L 474 399  L 421 331  L 365 269  L 308 211  L 249 158  L 188 111  L 127 69  L 64 32  L 0 0  N"/>
        </draw:custom-shape>
        <draw:custom-shape draw:style-name="gr13" draw:text-style-name="P2" draw:layer="layout" svg:width="6.248cm" svg:height="1.09cm" svg:x="8.974cm" svg:y="5.697cm">
          <text:p text:style-name="P1"><text:span text:style-name="T15">Self-regenerate?</text:span></text:p>
          <draw:enhanced-geometry svg:viewBox="0 0 21600 21600" draw:path-stretchpoint-x="10800" draw:path-stretchpoint-y="10800" draw:text-areas="?f3 ?f4 ?f5 ?f6" draw:type="round-rectangle" draw:modifiers="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2.844cm" svg:y1="11.593cm" svg:x2="4.476cm" svg:y2="6.959cm">
          <text:p text:style-name="P6"/>
        </draw:line>
        <draw:line draw:style-name="gr12" draw:text-style-name="P11" draw:layer="layout" svg:x1="5.411cm" svg:y1="4.789cm" svg:x2="5.415cm" svg:y2="6.2cm">
          <text:p text:style-name="P6"/>
        </draw:line>
        <draw:line draw:style-name="gr12" draw:text-style-name="P11" draw:layer="layout" svg:x1="23.429cm" svg:y1="11.964cm" svg:x2="21.145cm" svg:y2="11.968cm">
          <text:p text:style-name="P6"/>
        </draw:line>
        <draw:custom-shape draw:style-name="gr13" draw:text-style-name="P2" draw:layer="layout" svg:width="3.109cm" svg:height="1.94cm" svg:x="21.7cm" svg:y="10.945cm">
          <text:p text:style-name="P16">Other</text:p>
          <text:p text:style-name="P7">input</text:p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553cm" svg:height="1.05cm" svg:x="0.926cm" svg:y="17.136cm">
          <text:p text:style-name="P1"><text:span text:style-name="T20">c(</text:span><text:span text:style-name="T21">s</text:span><text:span text:style-name="T22">A</text:span><text:span text:style-name="T20">,c(</text:span><text:span text:style-name="T21">s</text:span><text:span text:style-name="T22">A</text:span><text:span text:style-name="T20">,T))</text:span></text:p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715cm" svg:height="1.848cm" svg:x="17.679cm" svg:y="13.961cm">
          <text:p text:style-name="P1"><text:span text:style-name="T20">Compilation</text:span></text:p>
          <text:p text:style-name="P19"><text:span text:style-name="T20">Result c(SC, X)</text:span></text:p>
          <draw:enhanced-geometry svg:viewBox="0 0 21600 21600" draw:path-stretchpoint-x="10800" draw:path-stretchpoint-y="10800" draw:text-areas="?f3 ?f4 ?f5 ?f6" draw:type="round-rectangle" draw:modifiers="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7.761cm" svg:height="1.354cm" svg:x="5.503cm" svg:y="10.16cm">
          <text:p text:style-name="P1">T (Trusted Compiler)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927cm" svg:height="8.044cm" svg:x="6.985cm" svg:y="9.313cm">
          <text:p text:style-name="P6"/>
          <draw:enhanced-geometry svg:viewBox="0 0 1613 8387" draw:type="non-primitive" draw:enhanced-path="M 197 8386  L 299 8303  L 399 8211  L 496 8108  L 590 7995  L 682 7873  L 770 7742  L 855 7601  L 936 7452  L 1014 7295  L 1087 7130  L 1157 6958  L 1222 6778  L 1282 6593  L 1338 6401  L 1389 6204  L 1435 6001  L 1476 5795  L 1511 5584  L 1542 5370  L 1567 5153  L 1586 4934  L 1600 4713  L 1609 4491  L 1612 4268  L 1610 4046  L 1602 3823  L 1588 3602  L 1569 3383  L 1545 3166  L 1515 2951  L 1480 2740  L 1439 2533  L 1394 2330  L 1344 2133  L 1289 1940  L 1229 1754  L 1164 1574  L 1095 1401  L 1022 1235  L 945 1077  L 864 927  L 780 786  L 692 653  L 600 530  L 506 416  L 409 312  L 310 218  L 209 135  L 105 62  L 0 0  N"/>
        </draw:custom-shape>
        <draw:line draw:style-name="gr12" draw:text-style-name="P11" draw:layer="layout" svg:x1="5.349cm" svg:y1="16.589cm" svg:x2="5.353cm" svg:y2="17.264cm">
          <text:p text:style-name="P6"/>
        </draw:line>
        <draw:line draw:style-name="gr6" draw:text-style-name="P11" draw:layer="layout" svg:x1="18.102cm" svg:y1="12.1cm" svg:x2="19.584cm" svg:y2="12.1cm">
          <text:p text:style-name="P6"/>
        </draw:line>
        <draw:custom-shape draw:style-name="gr16" draw:text-style-name="P2" draw:id="id4" draw:layer="layout" svg:width="4.024cm" svg:height="1.246cm" svg:x="7.408cm" svg:y="7.832cm">
          <text:p text:style-name="P7"><text:span text:style-name="T9">Compare1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id="id3" draw:layer="layout" svg:width="7.408cm" svg:height="1.694cm" svg:x="15.24cm" svg:y="5.503cm">
          <text:p text:style-name="P19"><text:span text:style-name="T9">Can A regenerate?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draw:type="line" svg:x1="15.24cm" svg:y1="6.35cm" svg:x2="11.432cm" svg:y2="8.455cm" draw:start-shape="id3" draw:start-glue-point="3" draw:end-shape="id4" draw:end-glue-point="1">
          <text:p text:style-name="P6"/>
        </draw:connector>
        <draw:custom-shape draw:style-name="gr17" draw:text-style-name="P2" draw:id="id5" draw:layer="layout" svg:width="7.408cm" svg:height="1.694cm" svg:x="14.817cm" svg:y="16.298cm">
          <text:p text:style-name="P19"><text:span text:style-name="T9">Does </text:span><text:span text:style-name="T23">s</text:span><text:span text:style-name="T24">A</text:span><text:span text:style-name="T9"> represent A?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id="id6" draw:layer="layout" svg:width="4.024cm" svg:height="1.246cm" svg:x="8.255cm" svg:y="16.087cm">
          <text:p text:style-name="P7"><text:span text:style-name="T9">Compare2</text:span></text:p>
          <draw:enhanced-geometry svg:viewBox="0 0 21600 21600" draw:type="mso-spt202" draw:enhanced-path="M 0 0 L 21600 0 21600 21600 0 21600 0 0 Z N"/>
        </draw:custom-shape>
        <draw:connector draw:style-name="gr18" draw:text-style-name="P11" draw:layer="layout" draw:type="line" svg:x1="14.817cm" svg:y1="17.145cm" svg:x2="12.279cm" svg:y2="16.71cm" draw:start-shape="id5" draw:start-glue-point="3" draw:end-shape="id6" draw:end-glue-point="1">
          <text:p text:style-name="P6"/>
        </draw:connector>
        <presentation:notes draw:style-name="dp2">
          <draw:page-thumbnail draw:layer="layout" svg:width="12.885cm" svg:height="9.662cm" svg:x="3.268cm" svg:y="1.936cm" draw:page-number="8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Why does it work?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Why does it work?</text:p>
          </draw:text-box>
        </draw:frame>
        <draw:frame presentation:style-name="pr12" draw:text-style-name="P2" draw:layer="layout" svg:width="21.586cm" svg:height="13.458cm" svg:x="1.905cm" svg:y="5.08cm" presentation:class="outline" presentation:user-transformed="true">
          <draw:text-box>
            <text:list text:style-name="L3">
              <text:list-item>
                <text:p text:style-name="P22"><text:span text:style-name="T25">Assuming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5">Have trusted: compiler T, DDC environment, comparer, process to get </text:span><text:span text:style-name="T26">s</text:span><text:span text:style-name="T27">A </text:span><text:span text:style-name="T25">&amp; 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28">Trusted = triggers/payloads, if any, are different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23"><text:span text:style-name="T25">T has same semantics as A for what's in </text:span><text:span text:style-name="T26">s</text:span><text:span text:style-name="T27">A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23"><text:span text:style-name="T25">Flags etc. affecting output identical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23"><text:span text:style-name="T25">Compiler </text:span><text:span text:style-name="T26">s</text:span><text:span text:style-name="T27">A</text:span><text:span text:style-name="T25"> deterministic (control seed if random)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25">Then: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23"><text:span text:style-name="T25">c(</text:span><text:span text:style-name="T26">s</text:span><text:span text:style-name="T27">A</text:span><text:span text:style-name="T25">,T) functionally same as A – same source code!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23"><text:span text:style-name="T25">If A malicious, doesn't matter – never run in DDC!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23"><text:span text:style-name="T25">Final result bit-for-bit equal iff </text:span><text:span text:style-name="T26">s</text:span><text:span text:style-name="T27">A</text:span><text:span text:style-name="T25"> represents A – only an untainted compiler, with identical functionality, creates the final resul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9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How to increase diversity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How to increase diversity</text:p>
          </draw:text-box>
        </draw:frame>
        <draw:frame presentation:style-name="pr13" draw:text-style-name="P2" draw:layer="layout" svg:width="21.586cm" svg:height="9.976cm" svg:x="1.905cm" svg:y="5.079cm" presentation:class="outline" presentation:user-transformed="true">
          <draw:text-box>
            <text:list text:style-name="L3">
              <text:list-item>
                <text:p text:style-name="P17">Trusted Compiler T must not have triggers/payloads for compiler A</text:p>
              </text:list-item>
            </text:list>
            <text:list text:style-name="L3">
              <text:list-item>
                <text:p text:style-name="P8">Could prove T's binary – hard</text:p>
              </text:list-item>
            </text:list>
            <text:list text:style-name="L3">
              <text:list-item>
                <text:p text:style-name="P8">Alternative: increase diversity</text:p>
              </text:list-item>
            </text:list>
            <text:list text:style-name="L3">
              <text:list-item>
                <text:list>
                  <text:list-item>
                    <text:p text:style-name="P9">Compiler implementation (maximally differen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Time (esp. old compiler as trusted compil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nviron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urce code mutation/paraphras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10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Practical challenges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Practical challenges</text:p>
          </draw:text-box>
        </draw:frame>
        <draw:frame presentation:style-name="pr14" draw:text-style-name="P2" draw:layer="layout" svg:width="21.586cm" svg:height="12.04cm" svg:x="1.905cm" svg:y="5.079cm" presentation:class="outline" presentation:user-transformed="true">
          <draw:text-box>
            <text:list text:style-name="L3">
              <text:list-item>
                <text:p text:style-name="P17"><text:span text:style-name="T25">Uncontrolled nondeterminism</text:span></text:p>
              </text:list-item>
            </text:list>
            <text:list text:style-name="L3">
              <text:list-item>
                <text:p text:style-name="P8"><text:span text:style-name="T25">May be no alternative compiler that can handle </text:span><text:span text:style-name="T26">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Can create, or hand-preproces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5">“</text:span><text:span text:style-name="T25">Pop-up” attack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Attacker includes self-perpetuating attack in only some versions (once succeeds, it disappea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Defenders must thoroughly examine every version they accept, not just begin/end point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5">Multiple compiler components</text:span></text:p>
              </text:list-item>
            </text:list>
            <text:list text:style-name="L3">
              <text:list-item>
                <text:p text:style-name="P8"><text:span text:style-name="T25">Malicious environment? Redefine A as OS</text:span></text:p>
              </text:list-item>
            </text:list>
            <text:list text:style-name="L3">
              <text:list-item>
                <text:p text:style-name="P8"><text:span text:style-name="T25">Inexact comparison (e.g., date/time stamp)</text:span></text:p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11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Demo: tcc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<text:span text:style-name="T20">Demo: tcc</text:span></text:p>
          </draw:text-box>
        </draw:frame>
        <draw:frame presentation:style-name="pr15" draw:text-style-name="P2" draw:layer="layout" svg:width="21.586cm" svg:height="13.186cm" svg:x="1.905cm" svg:y="5.079cm" presentation:class="outline" presentation:user-transformed="true">
          <draw:text-box>
            <text:list text:style-name="L3">
              <text:list-item>
                <text:p text:style-name="P17"><text:span text:style-name="T29">Performed on small C compiler, tcc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Separate runtime library, handle in pieces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9">tcc defect: fails to sign-extend 8-bit casts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x86: Constants -127..128 can be 1 byte (vs. 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tcc detects this with a cast (prefers short for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tcc bug – cast produces wrong result, so tcc compiled-by-self always uses long form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9">tcc junk bytes: long double constant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Long double uses 10 bytes, stored in 12 by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20">Other two “junk” bytes have random data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9">Fixed tcc, technique successfully verified fixed tcc</text:span></text:p>
              </text:list-item>
            </text:list>
            <text:list text:style-name="L3">
              <text:list-item>
                <text:p text:style-name="P27"><text:span text:style-name="T29">Used verified fixed tcc to verify original tcc</text:span></text:p>
              </text:list-item>
            </text:list>
            <text:list text:style-name="L3">
              <text:list-item>
                <text:p text:style-name="P28"><text:span text:style-name="T30">It works!</text:span></text:p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12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Diverse double-compilation of tcc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<text:span text:style-name="T20">Diverse double-compilation of tcc</text:span></text:p>
          </draw:text-box>
        </draw:frame>
        <draw:custom-shape draw:style-name="gr19" draw:text-style-name="P2" draw:layer="layout" svg:width="11.602cm" svg:height="7.197cm" svg:x="6.588cm" svg:y="9.688cm">
          <text:p text:style-name="P6"/>
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1" draw:layer="layout" svg:x1="14.604cm" svg:y1="9.366cm" svg:x2="13.537cm" svg:y2="9.371cm">
          <text:p text:style-name="P6"/>
        </draw:line>
        <draw:line draw:style-name="gr12" draw:text-style-name="P11" draw:layer="layout" svg:x1="16.787cm" svg:y1="15.161cm" svg:x2="11.53cm" svg:y2="15.165cm">
          <text:p text:style-name="P6"/>
        </draw:line>
        <draw:line draw:style-name="gr20" draw:text-style-name="P11" draw:layer="layout" svg:x1="16.805cm" svg:y1="14.058cm" svg:x2="16.779cm" svg:y2="15.161cm">
          <text:p text:style-name="P6"/>
        </draw:line>
        <draw:custom-shape draw:style-name="gr21" draw:text-style-name="P2" draw:layer="layout" svg:width="9.631cm" svg:height="3.593cm" svg:x="8.286cm" svg:y="12.48cm">
          <text:p text:style-name="P6"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92cm" svg:height="0.953cm" draw:transform="rotate (-1.60570291183567) translate (19.858cm 4.463cm)">
          <text:p text:style-name="P1"><text:span text:style-name="T31">Compare1</text:span></text:p>
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9.733cm" svg:height="2.558cm" svg:x="8.184cm" svg:y="5.102cm">
          <text:p text:style-name="P6"/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201cm" svg:height="0.626cm" svg:x="10.182cm" svg:y="4.304cm">
          <text:p text:style-name="P1"><text:span text:style-name="T25">tcc</text:span></text:p>
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1" draw:layer="layout" svg:x1="10.301cm" svg:y1="9.375cm" svg:x2="12.118cm" svg:y2="9.379cm">
          <text:p text:style-name="P6"/>
        </draw:line>
        <draw:custom-shape draw:style-name="gr13" draw:text-style-name="P2" draw:layer="layout" svg:width="11.641cm" svg:height="0.846cm" svg:x="6.562cm" svg:y="16.087cm">
          <text:p text:style-name="P1"><text:span text:style-name="T32">Diverse Double-compile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9.578cm" svg:height="2.408cm" svg:x="8.339cm" svg:y="9.86cm">
          <text:p text:style-name="P6"/>
          <draw:enhanced-geometry svg:viewBox="0 0 21600 21600" draw:path-stretchpoint-x="10800" draw:path-stretchpoint-y="10800" draw:text-areas="?f3 ?f4 ?f5 ?f6" draw:type="round-rectangle" draw:modifiers="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81cm" svg:height="0.785cm" svg:x="8.89cm" svg:y="7.893cm">
          <text:p text:style-name="P1"><text:span text:style-name="T25">c(</text:span><text:span text:style-name="T26">s</text:span><text:span text:style-name="T27">tcc</text:span><text:span text:style-name="T25">,tcc)</text:span></text:p>
          <draw:enhanced-geometry svg:viewBox="0 0 21600 21600" draw:path-stretchpoint-x="10800" draw:path-stretchpoint-y="10800" draw:text-areas="?f3 ?f4 ?f5 ?f6" draw:type="round-rectangle" draw:modifiers="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9.199cm" svg:height="1.067cm" svg:x="8.709cm" svg:y="7.823cm">
          <text:p text:style-name="P6"/>
          <draw:enhanced-geometry svg:viewBox="0 0 21600 21600" draw:path-stretchpoint-x="10800" draw:path-stretchpoint-y="10800" draw:text-areas="?f3 ?f4 ?f5 ?f6" draw:type="round-rectangle" draw:modifiers="1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.204cm" svg:height="9.005cm" svg:x="17.921cm" svg:y="8.233cm">
          <text:p text:style-name="P6"/>
          <draw:enhanced-geometry svg:viewBox="0 0 1204 9006" draw:type="non-primitive" draw:enhanced-path="M 147 9005  L 223 8916  L 297 8817  L 370 8706  L 440 8585  L 508 8454  L 574 8313  L 638 8162  L 699 8002  L 756 7833  L 811 7656  L 863 7471  L 912 7279  L 957 7079  L 998 6873  L 1036 6661  L 1071 6444  L 1101 6222  L 1128 5996  L 1150 5766  L 1169 5533  L 1184 5298  L 1194 5061  L 1201 4822  L 1203 4583  L 1201 4344  L 1195 4105  L 1185 3868  L 1171 3632  L 1153 3399  L 1130 3169  L 1104 2942  L 1074 2720  L 1040 2502  L 1003 2290  L 962 2083  L 917 1883  L 869 1690  L 817 1504  L 763 1326  L 705 1156  L 645 995  L 582 843  L 516 701  L 448 569  L 378 446  L 305 335  L 231 234  L 155 145  L 78 66  L 0 0  N"/>
        </draw:custom-shape>
        <draw:custom-shape draw:style-name="gr13" draw:text-style-name="P2" draw:layer="layout" svg:width="2.201cm" svg:height="0.759cm" svg:x="4.233cm" svg:y="6.773cm">
          <text:p text:style-name="P1"><text:span text:style-name="T26">s</text:span><text:span text:style-name="T27">tcc</text:span></text:p>
          <draw:enhanced-geometry svg:viewBox="0 0 21600 21600" draw:path-stretchpoint-x="10800" draw:path-stretchpoint-y="10800" draw:text-areas="?f3 ?f4 ?f5 ?f6" draw:type="round-rectangle" draw:modifiers="1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441cm" svg:height="0.855cm" svg:x="12.762cm" svg:y="7.823cm">
          <text:p text:style-name="P1"><text:span text:style-name="T31">c(</text:span><text:span text:style-name="T32">s</text:span><text:span text:style-name="T33">libtcc1</text:span><text:span text:style-name="T31">,tcc)</text:span></text:p>
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8.687cm" svg:height="0.626cm" svg:x="8.965cm" svg:y="4.308cm">
          <text:p text:style-name="P6"/>
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13.278cm" svg:y1="6.231cm" svg:x2="13.282cm" svg:y2="8.008cm">
          <text:p text:style-name="P6"/>
        </draw:line>
        <draw:line draw:style-name="gr24" draw:text-style-name="P11" draw:layer="layout" svg:x1="15.558cm" svg:y1="5.847cm" svg:x2="14.402cm" svg:y2="5.852cm">
          <text:p text:style-name="P6"/>
        </draw:line>
        <draw:line draw:style-name="gr12" draw:text-style-name="P11" draw:layer="layout" svg:x1="15.558cm" svg:y1="7.091cm" svg:x2="10.844cm" svg:y2="7.095cm">
          <text:p text:style-name="P6"/>
        </draw:line>
        <draw:line draw:style-name="gr20" draw:text-style-name="P11" draw:layer="layout" svg:x1="15.527cm" svg:y1="4.93cm" svg:x2="15.549cm" svg:y2="7.086cm">
          <text:p text:style-name="P6"/>
        </draw:line>
        <draw:line draw:style-name="gr20" draw:text-style-name="P11" draw:layer="layout" svg:x1="13.175cm" svg:y1="4.568cm" svg:x2="11.738cm" svg:y2="4.573cm">
          <text:p text:style-name="P6"/>
        </draw:line>
        <draw:line draw:style-name="gr20" draw:text-style-name="P11" draw:layer="layout" svg:x1="9.472cm" svg:y1="4.608cm" svg:x2="10.53cm" svg:y2="4.613cm">
          <text:p text:style-name="P6"/>
        </draw:line>
        <draw:line draw:style-name="gr12" draw:text-style-name="P11" draw:layer="layout" svg:x1="13.172cm" svg:y1="4.568cm" svg:x2="13.176cm" svg:y2="5.468cm">
          <text:p text:style-name="P6"/>
        </draw:line>
        <draw:line draw:style-name="gr12" draw:text-style-name="P11" draw:layer="layout" svg:x1="9.472cm" svg:y1="4.608cm" svg:x2="9.476cm" svg:y2="6.615cm">
          <text:p text:style-name="P6"/>
        </draw:line>
        <draw:custom-shape draw:style-name="gr13" draw:text-style-name="P2" draw:layer="layout" svg:width="2.2cm" svg:height="0.705cm" svg:x="14.68cm" svg:y="4.344cm">
          <text:p text:style-name="P1"><text:span text:style-name="T31">libtcc1</text:span></text:p>
          <draw:enhanced-geometry svg:viewBox="0 0 21600 21600" draw:path-stretchpoint-x="10800" draw:path-stretchpoint-y="10800" draw:text-areas="?f3 ?f4 ?f5 ?f6" draw:type="round-rectangle" draw:modifiers="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3.585cm" svg:height="2.54cm" svg:x="3.81cm" svg:y="5.292cm">
          <text:p text:style-name="P6"/>
          <draw:enhanced-geometry svg:viewBox="0 0 21600 21600" draw:path-stretchpoint-x="10800" draw:path-stretchpoint-y="10800" draw:text-areas="?f3 ?f4 ?f5 ?f6" draw:type="round-rectangle" draw:modifiers="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0.962cm" svg:height="3.576cm" svg:x="17.903cm" svg:y="4.657cm">
          <text:p text:style-name="P6"/>
          <draw:enhanced-geometry svg:viewBox="0 0 960 3575" draw:type="non-primitive" draw:enhanced-path="M 124 3574  L 184 3540  L 243 3501  L 300 3457  L 356 3409  L 410 3357  L 462 3301  L 512 3241  L 561 3178  L 606 3110  L 650 3040  L 691 2966  L 729 2890  L 765 2810  L 798 2728  L 828 2644  L 855 2557  L 879 2469  L 900 2378  L 918 2287  L 933 2194  L 944 2100  L 952 2005  L 957 1910  L 959 1815  L 957 1720  L 952 1624  L 944 1530  L 933 1436  L 918 1343  L 900 1251  L 879 1161  L 855 1073  L 828 986  L 798 902  L 765 820  L 729 740  L 691 664  L 650 590  L 606 519  L 560 452  L 512 389  L 462 329  L 410 273  L 356 221  L 300 173  L 242 129  L 184 90  L 123 55  L 62 25  L 0 0  N"/>
        </draw:custom-shape>
        <draw:custom-shape draw:style-name="gr13" draw:text-style-name="P2" draw:layer="layout" svg:width="2.2cm" svg:height="1.124cm" svg:x="15.871cm" svg:y="6.037cm">
          <text:p text:style-name="P1"><text:span text:style-name="T26">Self-</text:span></text:p>
          <text:p text:style-name="P19"><text:span text:style-name="T26">regen?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5.715cm" svg:y1="7.104cm" svg:x2="8.577cm" svg:y2="7.108cm">
          <text:p text:style-name="P6"/>
        </draw:line>
        <draw:line draw:style-name="gr12" draw:text-style-name="P11" draw:layer="layout" svg:x1="5.958cm" svg:y1="5.874cm" svg:x2="12.219cm" svg:y2="5.878cm">
          <text:p text:style-name="P6"/>
        </draw:line>
        <draw:custom-shape draw:style-name="gr13" draw:text-style-name="P2" draw:layer="layout" svg:width="2.998cm" svg:height="1.124cm" svg:x="4.022cm" svg:y="5.292cm">
          <text:p text:style-name="P1"><text:span text:style-name="T32">s</text:span><text:span text:style-name="T33">libtcc1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201cm" svg:height="0.627cm" svg:x="11.822cm" svg:y="9.066cm">
          <text:p text:style-name="P1"><text:span text:style-name="T25">gcc</text:span></text:p>
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1" draw:layer="layout" svg:x1="16.722cm" svg:y1="11.642cm" svg:x2="14.72cm" svg:y2="11.659cm">
          <text:p text:style-name="P6"/>
        </draw:line>
        <draw:line draw:style-name="gr12" draw:text-style-name="P11" draw:layer="layout" svg:x1="10.301cm" svg:y1="9.375cm" svg:x2="10.306cm" svg:y2="11.042cm">
          <text:p text:style-name="P6"/>
        </draw:line>
        <draw:custom-shape draw:style-name="gr14" draw:text-style-name="P2" draw:layer="layout" svg:width="2.204cm" svg:height="0.736cm" svg:x="9.23cm" svg:y="11.042cm">
          <text:p text:style-name="P1"><text:span text:style-name="T31">1:1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311cm" svg:height="0.736cm" svg:x="13.617cm" svg:y="9.997cm">
          <text:p text:style-name="P1"><text:span text:style-name="T31">1:0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1" draw:layer="layout" svg:x1="10.336cm" svg:y1="12.656cm" svg:x2="14.601cm" svg:y2="12.66cm">
          <text:p text:style-name="P6"/>
        </draw:line>
        <draw:custom-shape draw:style-name="gr14" draw:text-style-name="P2" draw:layer="layout" svg:width="2.311cm" svg:height="0.736cm" svg:x="13.551cm" svg:y="13.591cm">
          <text:p text:style-name="P1"><text:span text:style-name="T31">2:0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31cm" svg:height="0.737cm" svg:x="9.23cm" svg:y="14.803cm">
          <text:p text:style-name="P1"><text:span text:style-name="T31">2:1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10.336cm" svg:y1="11.774cm" svg:x2="10.341cm" svg:y2="14.803cm">
          <text:p text:style-name="P6"/>
        </draw:line>
        <draw:line draw:style-name="gr26" draw:text-style-name="P11" draw:layer="layout" svg:x1="7.02cm" svg:y1="15.262cm" svg:x2="7.025cm" svg:y2="7.1cm">
          <text:p text:style-name="P6"/>
        </draw:line>
        <draw:line draw:style-name="gr26" draw:text-style-name="P11" draw:layer="layout" svg:x1="7.751cm" svg:y1="14.013cm" svg:x2="7.738cm" svg:y2="5.868cm">
          <text:p text:style-name="P6"/>
        </draw:line>
        <draw:line draw:style-name="gr24" draw:text-style-name="P11" draw:layer="layout" svg:x1="7.761cm" svg:y1="10.372cm" svg:x2="13.617cm" svg:y2="10.376cm">
          <text:p text:style-name="P6"/>
        </draw:line>
        <draw:line draw:style-name="gr24" draw:text-style-name="P11" draw:layer="layout" svg:x1="7.02cm" svg:y1="11.452cm" svg:x2="9.102cm" svg:y2="11.43cm">
          <text:p text:style-name="P6"/>
        </draw:line>
        <draw:line draw:style-name="gr12" draw:text-style-name="P11" draw:layer="layout" svg:x1="7.02cm" svg:y1="15.258cm" svg:x2="9.282cm" svg:y2="15.262cm">
          <text:p text:style-name="P6"/>
        </draw:line>
        <draw:custom-shape draw:style-name="gr22" draw:text-style-name="P2" draw:layer="layout" svg:width="16.735cm" svg:height="1.27cm" svg:x="4.432cm" svg:y="17.145cm">
          <text:p text:style-name="P6"/>
          <draw:enhanced-geometry svg:viewBox="0 0 21600 21600" draw:path-stretchpoint-x="10800" draw:path-stretchpoint-y="10800" draw:text-areas="?f3 ?f4 ?f5 ?f6" draw:type="round-rectangle" draw:modifiers="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14.605cm" svg:y1="12.651cm" svg:x2="14.609cm" svg:y2="13.586cm">
          <text:p text:style-name="P6"/>
        </draw:line>
        <draw:line draw:style-name="gr12" draw:text-style-name="P11" draw:layer="layout" svg:x1="14.605cm" svg:y1="9.366cm" svg:x2="14.609cm" svg:y2="9.992cm">
          <text:p text:style-name="P6"/>
        </draw:line>
        <draw:line draw:style-name="gr20" draw:text-style-name="P11" draw:layer="layout" svg:x1="14.724cm" svg:y1="10.733cm" svg:x2="14.728cm" svg:y2="11.655cm">
          <text:p text:style-name="P6"/>
        </draw:line>
        <draw:custom-shape draw:style-name="gr13" draw:text-style-name="P2" draw:layer="layout" svg:width="2.2cm" svg:height="1.124cm" svg:x="15.58cm" svg:y="14.949cm">
          <text:p text:style-name="P1"><text:span text:style-name="T32">Stage2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201cm" svg:height="1.125cm" svg:x="15.716cm" svg:y="10.517cm">
          <text:p text:style-name="P1"><text:span text:style-name="T32">Stage1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216cm" svg:height="0.829cm" svg:x="9.948cm" svg:y="12.7cm">
          <text:p text:style-name="P1"><text:span text:style-name="T25">c(</text:span><text:span text:style-name="T26">s</text:span><text:span text:style-name="T27">tcc</text:span><text:span text:style-name="T25">,gcc)</text:span></text:p>
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1" draw:layer="layout" svg:x1="16.722cm" svg:y1="11.642cm" svg:x2="16.722cm" svg:y2="15.24cm">
          <text:p text:style-name="P6"/>
        </draw:line>
        <draw:line draw:style-name="gr12" draw:text-style-name="P11" draw:layer="layout" svg:x1="14.812cm" svg:y1="14.323cm" svg:x2="14.821cm" svg:y2="17.573cm">
          <text:p text:style-name="P6"/>
        </draw:line>
        <draw:line draw:style-name="gr12" draw:text-style-name="P11" draw:layer="layout" svg:x1="10.336cm" svg:y1="15.54cm" svg:x2="10.358cm" svg:y2="17.432cm">
          <text:p text:style-name="P6"/>
        </draw:line>
        <draw:custom-shape draw:style-name="gr14" draw:text-style-name="P2" draw:layer="layout" svg:width="2.311cm" svg:height="0.736cm" svg:x="8.568cm" svg:y="6.593cm">
          <text:p text:style-name="P1"><text:span text:style-name="T31">0:1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311cm" svg:height="0.736cm" svg:x="12.215cm" svg:y="5.495cm">
          <text:p text:style-name="P1"><text:span text:style-name="T31">0:0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layout" svg:x1="9.459cm" svg:y1="7.325cm" svg:x2="9.463cm" svg:y2="8.092cm">
          <text:p text:style-name="P6"/>
        </draw:line>
        <draw:line draw:style-name="gr12" draw:text-style-name="P11" draw:layer="layout" svg:x1="7.748cm" svg:y1="14.01cm" svg:x2="13.67cm" svg:y2="14.014cm">
          <text:p text:style-name="P6"/>
        </draw:line>
        <draw:custom-shape draw:style-name="gr13" draw:text-style-name="P2" draw:layer="layout" svg:width="4.202cm" svg:height="0.767cm" draw:transform="rotate (-1.60570291183567) translate (20.101cm 10.81cm)">
          <text:p text:style-name="P1"><text:span text:style-name="T31">Compare2</text:span></text:p>
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87cm" svg:height="1.124cm" svg:x="0.635cm" svg:y="4.657cm">
          <text:p text:style-name="P1"><text:span text:style-name="T31">(Runtime)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175cm" svg:height="1.579cm" svg:x="0.635cm" svg:y="6.35cm">
          <text:p text:style-name="P1"><text:span text:style-name="T31">(Rest of</text:span></text:p>
          <text:p text:style-name="P19"><text:span text:style-name="T31">compiler)</text:span></text:p>
          <draw:enhanced-geometry svg:viewBox="0 0 21600 21600" draw:path-stretchpoint-x="10800" draw:path-stretchpoint-y="10800" draw:text-areas="?f3 ?f4 ?f5 ?f6" draw:type="round-rectangle" draw:modifiers="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1" draw:layer="layout" svg:x1="16.722cm" svg:y1="15.24cm" svg:x2="11.43cm" svg:y2="15.24cm">
          <text:p text:style-name="P6"/>
        </draw:line>
        <draw:line draw:style-name="gr6" draw:text-style-name="P11" draw:layer="layout" svg:x1="16.721cm" svg:y1="13.97cm" svg:x2="15.874cm" svg:y2="13.97cm">
          <text:p text:style-name="P6"/>
        </draw:line>
        <draw:custom-shape draw:style-name="gr13" draw:text-style-name="P2" draw:layer="layout" svg:width="4.803cm" svg:height="0.75cm" svg:x="12.488cm" svg:y="11.43cm">
          <text:p text:style-name="P1"><text:span text:style-name="T31">c(</text:span><text:span text:style-name="T32">s</text:span><text:span text:style-name="T33">libtcc1</text:span><text:span text:style-name="T31">,gcc)</text:span></text:p>
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7.713cm" svg:height="0.635cm" svg:x="13.123cm" svg:y="17.357cm">
          <text:p text:style-name="P1"><text:span text:style-name="T31">c(</text:span><text:span text:style-name="T32">s</text:span><text:span text:style-name="T33">libtcc1</text:span><text:span text:style-name="T31">,c(</text:span><text:span text:style-name="T32">s</text:span><text:span text:style-name="T33">tcc</text:span><text:span text:style-name="T31">,gcc))</text:span></text:p>
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7.193cm" svg:height="0.948cm" svg:x="4.449cm" svg:y="17.233cm">
          <text:p text:style-name="P1"><text:span text:style-name="T25">c(</text:span><text:span text:style-name="T26">s</text:span><text:span text:style-name="T27">tcc</text:span><text:span text:style-name="T25">,c(</text:span><text:span text:style-name="T26">s</text:span><text:span text:style-name="T27">tcc</text:span><text:span text:style-name="T25">,gcc))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5.715cm" svg:height="5.186cm" svg:x="0.635cm" svg:y="11.642cm">
          <text:p text:style-name="P12"><text:span text:style-name="T8">Must handle real compilers in pieces;</text:span><text:span text:style-name="T8"><text:line-break/></text:span><text:span text:style-name="T34">the approach work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85cm" svg:height="9.662cm" svg:x="3.268cm" svg:y="1.936cm" draw:page-number="13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Limitations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Limitations</text:p>
          </draw:text-box>
        </draw:frame>
        <draw:frame presentation:style-name="pr16" draw:text-style-name="P2" draw:layer="layout" svg:width="21.586cm" svg:height="12.375cm" svg:x="1.905cm" svg:y="5.08cm" presentation:class="outline" presentation:user-transformed="true">
          <draw:text-box>
            <text:list text:style-name="L3">
              <text:list-item>
                <text:p text:style-name="P17"><text:span text:style-name="T25">Not absolute proof (unless T &amp; environment proved)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5">But you can make as strong as you wis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5">Hard to overcome &amp; can use more tests/diversity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5">Only shows source &amp; binary correspond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5">Could still have malicious code in sour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5">But we have techniques to address that!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5">A's source code must be available (easier for FLOSS)</text:span></text:p>
              </text:list-item>
            </text:list>
            <text:list text:style-name="L3">
              <text:list-item>
                <text:p text:style-name="P29"><text:span text:style-name="T25">Source/binary correspondence primarily useful if you can see compiler source</text:span></text:p>
              </text:list-item>
            </text:list>
            <text:list text:style-name="L3">
              <text:list-item>
                <text:p text:style-name="P29"><text:span text:style-name="T25">Not yet demonstrated on larger scale – doing that now</text:span></text:p>
              </text:list-item>
            </text:list>
            <text:list text:style-name="L3">
              <text:list-item>
                <text:p text:style-name="P29"><text:span text:style-name="T25">Easier if language standard &amp; no software patent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5">Visual Basic patent app for “isNot” ope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14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Broader implications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Broader implications</text:p>
          </draw:text-box>
        </draw:frame>
        <draw:frame presentation:style-name="pr17" draw:text-style-name="P2" draw:layer="layout" svg:width="21.586cm" svg:height="12.339cm" svg:x="1.905cm" svg:y="5.08cm" presentation:class="outline" presentation:user-transformed="true">
          <draw:text-box>
            <text:list text:style-name="L3">
              <text:list-item>
                <text:p text:style-name="P17"><text:span text:style-name="T29">Practical counter for trusting trust attack</text:span></text:p>
              </text:list-item>
            </text:list>
            <text:list text:style-name="L3">
              <text:list-item>
                <text:p text:style-name="P17"><text:span text:style-name="T29">Can expand to TCB, whole OS, &amp; prob. hardware</text:span></text:p>
              </text:list-item>
            </text:list>
            <text:list text:style-name="L3">
              <text:list-item>
                <text:p text:style-name="P17"><text:span text:style-name="T29">Governments could require info for eval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Receive all source code, inc. build instruction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35">Of compilers: so can check them this wa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35">Of non-compilers: check by recompi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Could establish groups to check major compiler releases for subvers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9">Insist languages have public unpatented specifications (anyone can implement, any license)</text:span></text:p>
              </text:list-item>
            </text:list>
            <text:list text:style-name="L3">
              <text:list-item>
                <text:p text:style-name="P8"><text:span text:style-name="T29">Source code examination now justifiable</text:span></text:p>
              </text:list-item>
            </text:list>
          </draw:text-box>
        </draw:frame>
        <presentation:notes draw:style-name="dp2">
          <draw:page-thumbnail draw:layer="layout" svg:width="12.885cm" svg:height="9.662cm" svg:x="3.268cm" svg:y="1.936cm" draw:page-number="15"/>
          <draw:frame presentation:style-name="pr3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Backup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369cm" svg:height="2.321cm" svg:x="2.116cm" svg:y="1.455cm" presentation:class="title" presentation:user-transformed="true">
          <draw:text-box>
            <text:p text:style-name="P7"><text:span text:style-name="T5">Backup</text:span></text:p>
          </draw:text-box>
        </draw:frame>
        <draw:frame presentation:style-name="pr18" draw:text-style-name="P30" draw:layer="layout" svg:width="21.581cm" svg:height="13.774cm" svg:x="1.904cm" svg:y="5.08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88cm" svg:height="9.658cm" svg:x="3.268cm" svg:y="1.935cm" draw:page-number="16" presentation:class="page"/>
          <draw:frame presentation:style-name="pr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Can DDC be used with hardware?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369cm" svg:height="2.321cm" svg:x="2.116cm" svg:y="1.455cm" presentation:class="title" presentation:user-transformed="true">
          <draw:text-box>
            <text:p text:style-name="P7"><text:span text:style-name="T5">Can DDC be used with hardware?</text:span></text:p>
          </draw:text-box>
        </draw:frame>
        <draw:frame presentation:style-name="pr5" draw:text-style-name="P2" draw:layer="layout" svg:width="21.581cm" svg:height="13.773cm" svg:x="1.904cm" svg:y="5.08cm" presentation:class="outline" presentation:user-transformed="true">
          <draw:text-box>
            <text:list text:style-name="L3">
              <text:list-item>
                <text:p text:style-name="P8"><text:span text:style-name="T5">Probably; not as easy for pure hardware</text:span></text:p>
              </text:list-item>
            </text:list>
            <text:list text:style-name="L3">
              <text:list-item>
                <text:p text:style-name="P8"><text:span text:style-name="T5">Requires 2</text:span><text:span text:style-name="T36">nd</text:span><text:span text:style-name="T5"> implementation 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7">Alternative hardware compiler, simulated chip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Requires “equality” tes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7">Scanning electron microscope, focused ion beam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Requires knowing exact correct resul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7">Often cell libraries provided to engineer are </text:span><text:span text:style-name="T38">not</text:span><text:span text:style-name="T37"> the same as what is used in the ch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7">Quantum effect error corrections for very high densities considered proprietary by corrector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Only shows the chip-under-test is good</text:span></text:p>
              </text:list-item>
            </text:list>
          </draw:text-box>
        </draw:frame>
        <presentation:notes draw:style-name="dp5">
          <draw:page-thumbnail draw:layer="layout" svg:width="12.88cm" svg:height="9.657cm" svg:x="3.268cm" svg:y="1.936cm" draw:page-number="17"/>
          <draw:frame presentation:style-name="pr19" draw:text-style-name="P2" draw:layer="layout" svg:width="14.234cm" svg:height="11.594cm" svg:x="2.589cm" svg:y="12.245cm" presentation:class="notes" presentation:user-transformed="true">
            <draw:text-box>
              <text:p text:style-name="P31"><text:span text:style-name="T5">Verilog or VHDL is compiled into GDS2 (also called GDSC2). <text:s/>That’s encrypted and sent to foundary.</text:span></text:p>
              <text:p text:style-name="P31"><text:span text:style-name="T5">Foundary then goes through many steps to create chip, each step opportunity for mischief.</text:span></text:p>
              <text:p text:style-name="P31"><text:span text:style-name="T5"/></text:p>
            </draw:text-box>
          </draw:frame>
        </presentation:notes>
      </draw:page>
      <draw:page draw:name="Can this scale up?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369cm" svg:height="2.321cm" svg:x="2.116cm" svg:y="1.455cm" presentation:class="title" presentation:user-transformed="true">
          <draw:text-box>
            <text:p text:style-name="P7"><text:span text:style-name="T5">Can this scale up?</text:span></text:p>
          </draw:text-box>
        </draw:frame>
        <draw:frame presentation:style-name="pr5" draw:text-style-name="P2" draw:layer="layout" svg:width="21.581cm" svg:height="13.773cm" svg:x="1.904cm" svg:y="5.08cm" presentation:class="outline" presentation:user-transformed="true">
          <draw:text-box>
            <text:list text:style-name="L3">
              <text:list-item>
                <text:p text:style-name="P8"><text:span text:style-name="T5">Believe so; best proved by demonstration</text:span></text:p>
              </text:list-item>
            </text:list>
            <text:list text:style-name="L3">
              <text:list-item>
                <text:p text:style-name="P8"><text:span text:style-name="T5">Working with“real” compiler: gcc</text:span></text:p>
              </text:list-item>
            </text:list>
            <text:list text:style-name="L3">
              <text:list-item>
                <text:p text:style-name="P8"><text:span text:style-name="T5">Step 1: Real compiler, less diversit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= Fedora Core 4’s gcc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/Environment = gcc3/Fedora Core 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larifies process, identifies dependenci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ep 2: Real compiler, massive diversit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= Fedora Core 4’s gcc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/Environment = SGI IRI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May change as learn more</text:span></text:p>
              </text:list-item>
            </text:list>
          </draw:text-box>
        </draw:frame>
        <presentation:notes draw:style-name="dp2">
          <draw:page-thumbnail draw:style-name="gr3" draw:layer="layout" svg:width="12.88cm" svg:height="9.658cm" svg:x="3.268cm" svg:y="1.935cm" draw:page-number="18" presentation:class="page"/>
          <draw:frame presentation:style-name="pr6" draw:layer="layout" svg:width="14.234cm" svg:height="11.595cm" svg:x="2.589cm" svg:y="12.245cm" presentation:class="notes" presentation:placeholder="true">
            <draw:text-box/>
          </draw:frame>
        </presentation:notes>
      </draw:page>
      <draw:page draw:name="Threat: Trusting trust attack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374cm" svg:height="1.263cm" svg:x="2.117cm" svg:y="1.984cm" presentation:class="title" presentation:user-transformed="true">
          <draw:text-box>
            <text:p text:style-name="P16">Threat: Trusting trust attack</text:p>
          </draw:text-box>
        </draw:frame>
        <draw:frame presentation:style-name="pr20" draw:text-style-name="P2" draw:layer="layout" svg:width="21.586cm" svg:height="13.12cm" svg:x="1.905cm" svg:y="5.079cm" presentation:class="outline" presentation:user-transformed="true">
          <draw:text-box>
            <text:list text:style-name="L3">
              <text:list-item>
                <text:p text:style-name="P17"><text:span text:style-name="T25">First publicly noted by Karger &amp; Schell, 1974</text:span></text:p>
              </text:list-item>
            </text:list>
            <text:list text:style-name="L3">
              <text:list-item>
                <text:p text:style-name="P8"><text:span text:style-name="T25">Publicized by Ken Thompson, 1984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Back door in “login” source code would be obvio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Could insert back door in compiler source; login's source is clean, compiler source code is 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Modify compiler to also detect itself, and insert those attacks into compilers' binary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Source code for login and compiler pristine, yet attack perpetuates even when compiler modifi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Can subvert analysis tools too (e.g., disassembl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Thompson performed experiment - never detected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39">Fundamental security problem</text:span></text:p>
              </text:list-item>
            </text:list>
          </draw:text-box>
        </draw:frame>
        <presentation:notes draw:style-name="dp5">
          <draw:page-thumbnail draw:layer="layout" svg:width="12.885cm" svg:height="9.662cm" svg:x="3.268cm" svg:y="1.936cm" draw:page-number="19"/>
          <draw:frame presentation:style-name="pr21" draw:text-style-name="P6" draw:layer="layout" svg:width="14.234cm" svg:height="11.595cm" svg:x="2.589cm" svg:y="12.24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-57 0-105 48-105 105 0 57 48 105 105 105 57 0 105-48 105-105z"/>
    <draw:stroke-dash draw:name="Dash_20_2" draw:display-name="Dash 2" draw:style="rect" draw:dots2="1" draw:dots2-length="0.105cm" draw:distance="0.079cm"/>
    <draw:stroke-dash draw:name="Dash_20_3" draw:display-name="Dash 3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4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'Arial Unicode MS'" style:font-family-generic-asian="swiss" style:font-pitch-asian="variable" style:font-size-asian="22pt" style:font-family-complex="'Arial Unicode MS'" style:font-family-generic-complex="swiss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family-complex="'Arial Unicode MS'" style:font-family-generic-complex="swiss" style:font-pitch-complex="variable" style:font-size-complex="32pt" style:font-relief="none"/>
    </style:style>
    <style:style style:name="Default-outline6" style:family="presentation" style:parent-style-name="Default-outline5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family-complex="'Arial Unicode MS'" style:font-family-generic-complex="swiss" style:font-pitch-complex="variable" style:font-size-complex="32pt" style:font-relief="none"/>
    </style:style>
    <style:style style:name="Default-outline7" style:family="presentation" style:parent-style-name="Default-outline6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family-complex="'Arial Unicode MS'" style:font-family-generic-complex="swiss" style:font-pitch-complex="variable" style:font-size-complex="32pt" style:font-relief="none"/>
    </style:style>
    <style:style style:name="Default-outline8" style:family="presentation" style:parent-style-name="Default-outline7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family-complex="'Arial Unicode MS'" style:font-family-generic-complex="swiss" style:font-pitch-complex="variable" style:font-size-complex="32pt" style:font-relief="none"/>
    </style:style>
    <style:style style:name="Default-outline9" style:family="presentation" style:parent-style-name="Default-outline8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family-complex="'Arial Unicode MS'" style:font-family-generic-complex="swiss" style:font-pitch-complex="variable" style:font-size-complex="32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cdd7c1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08cm" fo:margin-bottom="0cm" fo:line-height="70%" fo:text-align="end" text:enable-numbering="false" fo:text-indent="0cm" style:punctuation-wrap="simple" style:line-break="normal"/>
    </style:style>
    <style:style style:name="P6" style:family="paragraph">
      <style:paragraph-properties fo:text-align="center"/>
    </style:style>
    <style:style style:name="T1" style:family="text">
      <style:text-properties fo:font-family="'Century Schoolbook'" style:font-family-generic="roman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 draw:page-number="2"/>
      <draw:page-thumbnail draw:layer="backgroundobjects" svg:width="6.705cm" svg:height="5.029cm" svg:x="2.584cm" svg:y="11.455cm" draw:page-number="3"/>
      <draw:page-thumbnail draw:layer="backgroundobjects" svg:width="6.705cm" svg:height="5.029cm" svg:x="12.299cm" svg:y="11.455cm" draw:page-number="4"/>
      <draw:page-thumbnail draw:layer="backgroundobjects" svg:width="6.705cm" svg:height="5.029cm" svg:x="2.584cm" svg:y="18.999cm" draw:page-number="5"/>
      <draw:page-thumbnail draw:layer="backgroundobjects" svg:width="6.705cm" svg:height="5.029cm" svg:x="12.299cm" svg:y="18.999cm" draw:page-number="6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369cm" svg:height="2.321cm" svg:x="2.116cm" svg:y="1.455cm" presentation:class="title" presentation:placeholder="true">
        <draw:text-box/>
      </draw:frame>
      <draw:frame presentation:style-name="Default-outline1" draw:layer="backgroundobjects" svg:width="21.581cm" svg:height="13.773cm" svg:x="1.904cm" svg:y="5.08cm" presentation:class="outline" presentation:placeholder="true">
        <draw:text-box/>
      </draw:frame>
      <draw:line draw:style-name="gr3" draw:text-style-name="P3" draw:layer="backgroundobjects" svg:x1="1.905cm" svg:y1="4.07cm" svg:x2="23.495cm" svg:y2="4.075cm">
        <text:p/>
      </draw:line>
      <draw:custom-shape draw:style-name="gr4" draw:text-style-name="P4" draw:layer="backgroundobjects" svg:width="8.043cm" svg:height="0.846cm" svg:x="15.452cm" svg:y="17.357cm">
        <text:p/>
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5" draw:text-style-name="P4" draw:layer="backgroundobjects" svg:width="4.233cm" svg:height="0.675cm" svg:x="19.262cm" svg:y="17.357cm">
        <text:p text:style-name="P5"><text:span text:style-name="T1"><text:page-number>1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6" draw:text-style-name="P6" draw:layer="backgroundobjects" svg:width="21.59cm" svg:height="27.94cm" svg:x="0cm" svg:y="0cm">
          <text:p/>
        </draw:rect>
        <draw:custom-shape draw:style-name="gr7" draw:text-style-name="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backgroundobjects" svg:width="19.42cm" svg:height="25.77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88cm" svg:height="9.658cm" svg:x="3.268cm" svg:y="1.935cm" presentation:class="page"/>
        <draw:frame presentation:style-name="Default-notes" draw:layer="backgroundobjects" svg:width="14.234cm" svg:height="11.594cm" svg:x="2.589cm" svg:y="12.24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Countering Trusting Trust through Diverse Double-Compiling</dc:title>
    <meta:creation-date>2005-12-02T13:36:02</meta:creation-date>
    <dc:creator>dwheeler</dc:creator>
    <dc:date>2005-12-02T13:33:48</dc:date>
    <meta:print-date>2005-12-02T13:36:02</meta:print-date>
    <dc:language>en-US</dc:language>
    <meta:editing-cycles>54</meta:editing-cycles>
    <meta:editing-duration>PT8H42M2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